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Tâch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Nbr de participants par tache</text:p>
          </table:table-cell>
          <table:table-cell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Déjeu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Déjeuner : nettoyage tables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3h45</text:p>
          </table:table-cell>
          <table:table-cell office:value-type="string" calcext:value-type="string">
            <text:p>Déjeuner : vaissel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C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Déjeu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Déjeuner : nettoyage tables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3h45</text:p>
          </table:table-cell>
          <table:table-cell office:value-type="string" calcext:value-type="string">
            <text:p>Déjeuner : vaissel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Dîner : cuis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m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20h30</text:p>
          </table:table-cell>
          <table:table-cell office:value-type="string" calcext:value-type="string">
            <text:p>Dîner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20h45</text:p>
          </table:table-cell>
          <table:table-cell office:value-type="string" calcext:value-type="string">
            <text:p>Dîner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Ptit-déj : nettoyage tabl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9h15</text:p>
          </table:table-cell>
          <table:table-cell office:value-type="string" calcext:value-type="string">
            <text:p>Ptit-déj : <text:s/>vaiss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comm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m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sanitaires 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Nettoyage sanitaires 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 min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05T18:06:30.776458223</dc:date>
    <meta:editing-duration>PT1M50S</meta:editing-duration>
    <meta:editing-cycles>1</meta:editing-cycles>
    <meta:document-statistic meta:table-count="1" meta:cell-count="186" meta:object-count="0"/>
  </office:meta>
</office:document-meta>
</file>